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>
            <text:p><text:a xlink:href="http://www.w3schools.com/cssref/sel_class.asp">.class</text:a></text:p>
          </table:table-cell>
          <table:table-cell office:value-type="string">
            <text:p><text:a xlink:href="http://www.w3schools.com/cssref/sel_attribute_value_lang.asp">[attribute|=value]</text:a></text:p>
          </table:table-cell>
          <table:table-cell office:value-type="string">
            <text:p><text:a xlink:href="http://www.w3schools.com/cssref/sel_lang.asp">:lang(language)</text:a></text:p>
          </table:table-cell>
          <table:table-cell office:value-type="string">
            <text:p><text:a xlink:href="http://www.w3schools.com/cssref/sel_nth-of-type.asp">:nth-of-type(n)</text:a></text:p>
          </table:table-cell>
          <table:table-cell/>
        </table:table-row>
        <table:table-row table:style-name="ro1">
          <table:table-cell office:value-type="string">
            <text:p><text:a xlink:href="http://www.w3schools.com/cssref/sel_id.asp">#id</text:a></text:p>
          </table:table-cell>
          <table:table-cell office:value-type="string">
            <text:p><text:a xlink:href="http://www.w3schools.com/cssref/sel_link.asp">:link</text:a></text:p>
          </table:table-cell>
          <table:table-cell office:value-type="string">
            <text:p><text:a xlink:href="http://www.w3schools.com/cssref/sel_gen_sibling.asp">element1~element2</text:a></text:p>
          </table:table-cell>
          <table:table-cell office:value-type="string">
            <text:p><text:a xlink:href="http://www.w3schools.com/cssref/sel_nth-last-of-type.asp">:nth-last-of-type(n)</text:a></text:p>
          </table:table-cell>
          <table:table-cell/>
        </table:table-row>
        <table:table-row table:style-name="ro1">
          <table:table-cell office:value-type="string">
            <text:p><text:a xlink:href="http://www.w3schools.com/cssref/sel_all.asp">*</text:a></text:p>
          </table:table-cell>
          <table:table-cell office:value-type="string">
            <text:p><text:a xlink:href="http://www.w3schools.com/cssref/sel_visited.asp">:visited</text:a></text:p>
          </table:table-cell>
          <table:table-cell office:value-type="string">
            <text:p><text:a xlink:href="http://www.w3schools.com/cssref/sel_attr_begin.asp">[attribute^=value]</text:a></text:p>
          </table:table-cell>
          <table:table-cell office:value-type="string">
            <text:p><text:a xlink:href="http://www.w3schools.com/cssref/sel_last-child.asp">:last-child</text:a></text:p>
          </table:table-cell>
          <table:table-cell/>
        </table:table-row>
        <table:table-row table:style-name="ro1">
          <table:table-cell office:value-type="string">
            <text:p><text:a xlink:href="http://www.w3schools.com/cssref/sel_element.asp">element</text:a></text:p>
          </table:table-cell>
          <table:table-cell office:value-type="string">
            <text:p><text:a xlink:href="http://www.w3schools.com/cssref/sel_active.asp">:active</text:a></text:p>
          </table:table-cell>
          <table:table-cell office:value-type="string">
            <text:p><text:a xlink:href="http://www.w3schools.com/cssref/sel_attr_end.asp">[attribute$=value]</text:a></text:p>
          </table:table-cell>
          <table:table-cell office:value-type="string">
            <text:p><text:a xlink:href="http://www.w3schools.com/cssref/sel_root.asp">:root</text:a></text:p>
          </table:table-cell>
          <table:table-cell/>
        </table:table-row>
        <table:table-row table:style-name="ro1">
          <table:table-cell office:value-type="string">
            <text:p><text:a xlink:href="http://www.w3schools.com/cssref/sel_element_comma.asp">element,element</text:a></text:p>
          </table:table-cell>
          <table:table-cell office:value-type="string">
            <text:p><text:a xlink:href="http://www.w3schools.com/cssref/sel_hover.asp">:hover</text:a></text:p>
          </table:table-cell>
          <table:table-cell office:value-type="string">
            <text:p><text:a xlink:href="http://www.w3schools.com/cssref/sel_attr_contain.asp">[attribute*=value]</text:a></text:p>
          </table:table-cell>
          <table:table-cell office:value-type="string">
            <text:p><text:a xlink:href="http://www.w3schools.com/cssref/sel_empty.asp">:empty</text:a></text:p>
          </table:table-cell>
          <table:table-cell/>
        </table:table-row>
        <table:table-row table:style-name="ro1">
          <table:table-cell office:value-type="string">
            <text:p><text:a xlink:href="http://www.w3schools.com/cssref/sel_element_element.asp">element element</text:a></text:p>
          </table:table-cell>
          <table:table-cell office:value-type="string">
            <text:p><text:a xlink:href="http://www.w3schools.com/cssref/sel_focus.asp">:focus</text:a></text:p>
          </table:table-cell>
          <table:table-cell office:value-type="string">
            <text:p><text:a xlink:href="http://www.w3schools.com/cssref/sel_first-of-type.asp">:first-of-type</text:a></text:p>
          </table:table-cell>
          <table:table-cell office:value-type="string">
            <text:p><text:a xlink:href="http://www.w3schools.com/cssref/sel_target.asp">:target</text:a></text:p>
          </table:table-cell>
          <table:table-cell/>
        </table:table-row>
        <table:table-row table:style-name="ro1">
          <table:table-cell office:value-type="string">
            <text:p><text:a xlink:href="http://www.w3schools.com/cssref/sel_element_gt.asp">element&gt;element</text:a></text:p>
          </table:table-cell>
          <table:table-cell office:value-type="string">
            <text:p><text:a xlink:href="http://www.w3schools.com/cssref/sel_firstletter.asp">:first-letter</text:a></text:p>
          </table:table-cell>
          <table:table-cell office:value-type="string">
            <text:p><text:a xlink:href="http://www.w3schools.com/cssref/sel_last-of-type.asp">:last-of-type</text:a></text:p>
          </table:table-cell>
          <table:table-cell office:value-type="string">
            <text:p><text:a xlink:href="http://www.w3schools.com/cssref/sel_enabled.asp">:enabled</text:a></text:p>
          </table:table-cell>
          <table:table-cell/>
        </table:table-row>
        <table:table-row table:style-name="ro1">
          <table:table-cell office:value-type="string">
            <text:p><text:a xlink:href="http://www.w3schools.com/cssref/sel_element_pluss.asp">element+element</text:a></text:p>
          </table:table-cell>
          <table:table-cell office:value-type="string">
            <text:p><text:a xlink:href="http://www.w3schools.com/cssref/sel_firstline.asp">:first-line</text:a></text:p>
          </table:table-cell>
          <table:table-cell office:value-type="string">
            <text:p><text:a xlink:href="http://www.w3schools.com/cssref/sel_only-of-type.asp">:only-of-type</text:a></text:p>
          </table:table-cell>
          <table:table-cell office:value-type="string">
            <text:p><text:a xlink:href="http://www.w3schools.com/cssref/sel_disabled.asp">:disabled</text:a></text:p>
          </table:table-cell>
          <table:table-cell/>
        </table:table-row>
        <table:table-row table:style-name="ro1">
          <table:table-cell office:value-type="string">
            <text:p><text:a xlink:href="http://www.w3schools.com/cssref/sel_attribute.asp">[attribute]</text:a></text:p>
          </table:table-cell>
          <table:table-cell office:value-type="string">
            <text:p><text:a xlink:href="http://www.w3schools.com/cssref/sel_firstchild.asp">:first-child</text:a></text:p>
          </table:table-cell>
          <table:table-cell office:value-type="string">
            <text:p><text:a xlink:href="http://www.w3schools.com/cssref/sel_only-child.asp">:only-child</text:a></text:p>
          </table:table-cell>
          <table:table-cell office:value-type="string">
            <text:p><text:a xlink:href="http://www.w3schools.com/cssref/sel_checked.asp">:checked</text:a></text:p>
          </table:table-cell>
          <table:table-cell/>
        </table:table-row>
        <table:table-row table:style-name="ro1">
          <table:table-cell office:value-type="string">
            <text:p><text:a xlink:href="http://www.w3schools.com/cssref/sel_attribute_value.asp">[attribute=value]</text:a></text:p>
          </table:table-cell>
          <table:table-cell office:value-type="string">
            <text:p><text:a xlink:href="http://www.w3schools.com/cssref/sel_before.asp">:before</text:a></text:p>
          </table:table-cell>
          <table:table-cell office:value-type="string">
            <text:p><text:a xlink:href="http://www.w3schools.com/cssref/sel_nth-child.asp">:nth-child(n)</text:a></text:p>
          </table:table-cell>
          <table:table-cell office:value-type="string">
            <text:p><text:a xlink:href="http://www.w3schools.com/cssref/sel_not.asp">:not(selector)</text:a></text:p>
          </table:table-cell>
          <table:table-cell/>
        </table:table-row>
        <table:table-row table:style-name="ro1">
          <table:table-cell office:value-type="string">
            <text:p><text:a xlink:href="http://www.w3schools.com/cssref/sel_attribute_value_contains.asp">[attribute~=value]</text:a></text:p>
          </table:table-cell>
          <table:table-cell office:value-type="string">
            <text:p><text:a xlink:href="http://www.w3schools.com/cssref/sel_after.asp">:after</text:a></text:p>
          </table:table-cell>
          <table:table-cell office:value-type="string">
            <text:p><text:a xlink:href="http://www.w3schools.com/cssref/sel_nth-last-child.asp">:nth-last-child(n)</text:a></text:p>
          </table:table-cell>
          <table:table-cell office:value-type="string">
            <text:p><text:a xlink:href="http://www.w3schools.com/cssref/sel_selection.asp">::selection</text:a>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string">
            <text:p><text:a xlink:href="http://www.w3schools.com/cssref/sel_class.asp">.class</text:a></text:p>
          </table:table-cell>
          <table:table-cell office:value-type="string">
            <text:p><text:a xlink:href="http://www.w3schools.com/cssref/sel_attribute_value.asp">[attribute=value]</text:a></text:p>
          </table:table-cell>
          <table:table-cell office:value-type="string">
            <text:p><text:a xlink:href="http://www.w3schools.com/cssref/sel_firstline.asp">:first-line</text:a></text:p>
          </table:table-cell>
          <table:table-cell office:value-type="string">
            <text:p><text:a xlink:href="http://www.w3schools.com/cssref/sel_first-of-type.asp">:first-of-type</text:a></text:p>
          </table:table-cell>
          <table:table-cell table:style-name="ce1" office:value-type="string">
            <text:p><text:a xlink:href="http://www.w3schools.com/cssref/sel_root.asp">:root</text:a></text:p>
          </table:table-cell>
        </table:table-row>
        <table:table-row table:style-name="ro1">
          <table:table-cell office:value-type="string">
            <text:p><text:a xlink:href="http://www.w3schools.com/cssref/sel_id.asp">#id</text:a></text:p>
          </table:table-cell>
          <table:table-cell office:value-type="string">
            <text:p><text:a xlink:href="http://www.w3schools.com/cssref/sel_attribute_value_contains.asp">[attribute~=value]</text:a></text:p>
          </table:table-cell>
          <table:table-cell office:value-type="string">
            <text:p><text:a xlink:href="http://www.w3schools.com/cssref/sel_firstchild.asp">:first-child</text:a></text:p>
          </table:table-cell>
          <table:table-cell office:value-type="string">
            <text:p><text:a xlink:href="http://www.w3schools.com/cssref/sel_last-of-type.asp">:last-of-type</text:a></text:p>
          </table:table-cell>
          <table:table-cell table:style-name="ce1" office:value-type="string">
            <text:p><text:a xlink:href="http://www.w3schools.com/cssref/sel_empty.asp">:empty</text:a></text:p>
          </table:table-cell>
        </table:table-row>
        <table:table-row table:style-name="ro1">
          <table:table-cell office:value-type="string">
            <text:p><text:a xlink:href="http://www.w3schools.com/cssref/sel_all.asp">*</text:a></text:p>
          </table:table-cell>
          <table:table-cell office:value-type="string">
            <text:p><text:a xlink:href="http://www.w3schools.com/cssref/sel_attribute_value_lang.asp">[attribute|=value]</text:a></text:p>
          </table:table-cell>
          <table:table-cell office:value-type="string">
            <text:p><text:a xlink:href="http://www.w3schools.com/cssref/sel_before.asp">:before</text:a></text:p>
          </table:table-cell>
          <table:table-cell office:value-type="string">
            <text:p><text:a xlink:href="http://www.w3schools.com/cssref/sel_only-of-type.asp">:only-of-type</text:a></text:p>
          </table:table-cell>
          <table:table-cell table:style-name="ce1" office:value-type="string">
            <text:p><text:a xlink:href="http://www.w3schools.com/cssref/sel_target.asp">:target</text:a></text:p>
          </table:table-cell>
        </table:table-row>
        <table:table-row table:style-name="ro1">
          <table:table-cell office:value-type="string">
            <text:p><text:a xlink:href="http://www.w3schools.com/cssref/sel_element.asp">element</text:a></text:p>
          </table:table-cell>
          <table:table-cell office:value-type="string">
            <text:p><text:a xlink:href="http://www.w3schools.com/cssref/sel_link.asp">:link</text:a></text:p>
          </table:table-cell>
          <table:table-cell office:value-type="string">
            <text:p><text:a xlink:href="http://www.w3schools.com/cssref/sel_after.asp">:after</text:a></text:p>
          </table:table-cell>
          <table:table-cell office:value-type="string">
            <text:p><text:a xlink:href="http://www.w3schools.com/cssref/sel_only-child.asp">:only-child</text:a></text:p>
          </table:table-cell>
          <table:table-cell table:style-name="ce1" office:value-type="string">
            <text:p><text:a xlink:href="http://www.w3schools.com/cssref/sel_enabled.asp">:enabled</text:a></text:p>
          </table:table-cell>
        </table:table-row>
        <table:table-row table:style-name="ro1">
          <table:table-cell office:value-type="string">
            <text:p><text:a xlink:href="http://www.w3schools.com/cssref/sel_element_comma.asp">element,element</text:a></text:p>
          </table:table-cell>
          <table:table-cell office:value-type="string">
            <text:p><text:a xlink:href="http://www.w3schools.com/cssref/sel_visited.asp">:visited</text:a></text:p>
          </table:table-cell>
          <table:table-cell office:value-type="string">
            <text:p><text:a xlink:href="http://www.w3schools.com/cssref/sel_lang.asp">:lang(language)</text:a></text:p>
          </table:table-cell>
          <table:table-cell office:value-type="string">
            <text:p><text:a xlink:href="http://www.w3schools.com/cssref/sel_nth-child.asp">:nth-child(n)</text:a></text:p>
          </table:table-cell>
          <table:table-cell table:style-name="ce1" office:value-type="string">
            <text:p><text:a xlink:href="http://www.w3schools.com/cssref/sel_disabled.asp">:disabled</text:a></text:p>
          </table:table-cell>
        </table:table-row>
        <table:table-row table:style-name="ro1">
          <table:table-cell office:value-type="string">
            <text:p><text:a xlink:href="http://www.w3schools.com/cssref/sel_element_element.asp">element element</text:a></text:p>
          </table:table-cell>
          <table:table-cell office:value-type="string">
            <text:p><text:a xlink:href="http://www.w3schools.com/cssref/sel_active.asp">:active</text:a></text:p>
          </table:table-cell>
          <table:table-cell office:value-type="string">
            <text:p><text:a xlink:href="http://www.w3schools.com/cssref/sel_gen_sibling.asp">element1~element2</text:a></text:p>
          </table:table-cell>
          <table:table-cell office:value-type="string">
            <text:p><text:a xlink:href="http://www.w3schools.com/cssref/sel_nth-last-child.asp">:nth-last-child(n)</text:a></text:p>
          </table:table-cell>
          <table:table-cell table:style-name="ce1" office:value-type="string">
            <text:p><text:a xlink:href="http://www.w3schools.com/cssref/sel_checked.asp">:checked</text:a></text:p>
          </table:table-cell>
        </table:table-row>
        <table:table-row table:style-name="ro1">
          <table:table-cell office:value-type="string">
            <text:p><text:a xlink:href="http://www.w3schools.com/cssref/sel_element_gt.asp">element&gt;element</text:a></text:p>
          </table:table-cell>
          <table:table-cell office:value-type="string">
            <text:p><text:a xlink:href="http://www.w3schools.com/cssref/sel_hover.asp">:hover</text:a></text:p>
          </table:table-cell>
          <table:table-cell office:value-type="string">
            <text:p><text:a xlink:href="http://www.w3schools.com/cssref/sel_attr_begin.asp">[attribute^=value]</text:a></text:p>
          </table:table-cell>
          <table:table-cell office:value-type="string">
            <text:p><text:a xlink:href="http://www.w3schools.com/cssref/sel_nth-of-type.asp">:nth-of-type(n)</text:a></text:p>
          </table:table-cell>
          <table:table-cell table:style-name="ce1" office:value-type="string">
            <text:p><text:a xlink:href="http://www.w3schools.com/cssref/sel_not.asp">:not(selector)</text:a></text:p>
          </table:table-cell>
        </table:table-row>
        <table:table-row table:style-name="ro1">
          <table:table-cell office:value-type="string">
            <text:p><text:a xlink:href="http://www.w3schools.com/cssref/sel_element_pluss.asp">element+element</text:a></text:p>
          </table:table-cell>
          <table:table-cell office:value-type="string">
            <text:p><text:a xlink:href="http://www.w3schools.com/cssref/sel_focus.asp">:focus</text:a></text:p>
          </table:table-cell>
          <table:table-cell office:value-type="string">
            <text:p><text:a xlink:href="http://www.w3schools.com/cssref/sel_attr_end.asp">[attribute$=value]</text:a></text:p>
          </table:table-cell>
          <table:table-cell office:value-type="string">
            <text:p><text:a xlink:href="http://www.w3schools.com/cssref/sel_nth-last-of-type.asp">:nth-last-of-type(n)</text:a></text:p>
          </table:table-cell>
          <table:table-cell table:style-name="ce1" office:value-type="string">
            <text:p><text:a xlink:href="http://www.w3schools.com/cssref/sel_selection.asp">::selection</text:a></text:p>
          </table:table-cell>
        </table:table-row>
        <table:table-row table:style-name="ro1">
          <table:table-cell office:value-type="string">
            <text:p><text:a xlink:href="http://www.w3schools.com/cssref/sel_attribute.asp">[attribute]</text:a></text:p>
          </table:table-cell>
          <table:table-cell office:value-type="string">
            <text:p><text:a xlink:href="http://www.w3schools.com/cssref/sel_firstletter.asp">:first-letter</text:a></text:p>
          </table:table-cell>
          <table:table-cell office:value-type="string">
            <text:p><text:a xlink:href="http://www.w3schools.com/cssref/sel_attr_contain.asp">[attribute*=value]</text:a></text:p>
          </table:table-cell>
          <table:table-cell office:value-type="string">
            <text:p><text:a xlink:href="http://www.w3schools.com/cssref/sel_last-child.asp">:last-child</text:a></text:p>
          </table:table-cell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4/12/2013</text:date>, <text:time>00:57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Eliseo Tlapa Davila</meta:initial-creator>
    <meta:creation-date>2013-12-03T22:40:33.44</meta:creation-date>
    <dc:date>2013-12-04T00:57:40.31</dc:date>
    <dc:creator>Martin Eliseo Tlapa Davila</dc:creator>
    <meta:editing-duration>PT1H31M44S</meta:editing-duration>
    <meta:editing-cycles>1</meta:editing-cycles>
    <meta:document-statistic meta:table-count="3" meta:cell-count="88" meta:object-count="0"/>
    <meta:generator>OpenOffice/4.0.0$Win32 OpenOffice.org_project/400m3$Build-9702</meta:generator>
  </office:meta>
</office:document-meta>
</file>